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ren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3" table:default-cell-style-name="Default"/>
        <table:table-column table:style-name="co6" table:number-columns-repeated="5" table:default-cell-style-name="Default"/>
        <table:table-row table:style-name="ro1">
          <table:table-cell table:number-columns-repeated="3"/>
          <table:table-cell table:style-name="ce3" office:value-type="string" calcext:value-type="string">
            <text:p>2016/7/13</text:p>
          </table:table-cell>
          <table:table-cell table:style-name="ce3" office:value-type="string" calcext:value-type="string">
            <text:p>2016/7/20</text:p>
          </table:table-cell>
          <table:table-cell table:style-name="ce3" office:value-type="string" calcext:value-type="string">
            <text:p>2017/7/3</text:p>
          </table:table-cell>
          <table:table-cell table:style-name="ce3" office:value-type="string" calcext:value-type="string">
            <text:p>2017/7/4</text:p>
          </table:table-cell>
          <table:table-cell table:style-name="ce3" office:value-type="string" calcext:value-type="string">
            <text:p>2017/9/21</text:p>
          </table:table-cell>
          <table:table-cell table:style-name="ce3" office:value-type="string" calcext:value-type="string">
            <text:p>2018/7/10</text:p>
          </table:table-cell>
          <table:table-cell table:style-name="ce3" office:value-type="string" calcext:value-type="string">
            <text:p>2018/7/12</text:p>
          </table:table-cell>
          <table:table-cell table:style-name="ce3" office:value-type="string" calcext:value-type="string">
            <text:p>2019/6/11</text:p>
          </table:table-cell>
          <table:table-cell table:style-name="ce3" office:value-type="string" calcext:value-type="string">
            <text:p>2020/9/1</text:p>
          </table:table-cell>
          <table:table-cell table:style-name="ce3" office:value-type="string" calcext:value-type="string">
            <text:p>2021/10/6</text:p>
          </table:table-cell>
          <table:table-cell table:style-name="ce3" office:value-type="string" calcext:value-type="string">
            <text:p>2022/?/?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No.9</text:p>
          </table:table-cell>
          <table:table-cell office:value-type="string" calcext:value-type="string">
            <text:p>No.10</text:p>
          </table:table-cell>
          <table:table-cell office:value-type="string" calcext:value-type="string">
            <text:p>No.11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3:.N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4:.N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5:.N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6:.N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7:.N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SUM([.D8:.N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9:.N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10:.N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11:.N1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D12:.N1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13:.N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14:.N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15:.N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16:.N1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17:.N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18:.N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19:.N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20:.N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21:.N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22:.N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23:.N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table:formula="of:=SUM([.D24:.N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formula="of:=SUM([.D25:.N25])"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No.9</text:p>
          </table:table-cell>
          <table:table-cell table:number-columns-repeated="2"/>
          <table:table-cell office:value-type="string" calcext:value-type="string">
            <text:p>出題回数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28:.N28])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29:.N29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D30:.N30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31:.N31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32:.N32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33:.N33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SUM([.D34:.N34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35:.N35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36:.N36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37:.N37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38:.N38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39:.N39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40:.N40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41:.N41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42:.N42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43:.N43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44:.N44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45:.N45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46:.N46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47:.N47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48:.N48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table:formula="of:=SUM([.D49:.N49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formula="of:=SUM([.D50:.N50])"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No.9</text:p>
          </table:table-cell>
          <table:table-cell table:number-columns-repeated="2"/>
          <table:table-cell office:value-type="string" calcext:value-type="string">
            <text:p>出題回数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53:.N5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54:.N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55:.N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56:.N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57:.N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58:.N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59:.N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60:.N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61:.N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62:.N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63:.N6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64:.N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65:.N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66:.N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67:.N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68:.N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table:formula="of:=SUM([.D69:.N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table:formula="of:=SUM([.D70:.N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table:formula="of:=SUM([.D71:.N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formula="of:=SUM([.D72:.N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formula="of:=SUM([.D73:.N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formula="of:=SUM([.D74:.N74])"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No.9</text:p>
          </table:table-cell>
          <table:table-cell table:number-columns-repeated="2"/>
          <table:table-cell office:value-type="string" calcext:value-type="string">
            <text:p>出題回数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table:formula="of:=SUM([.D77:.N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D78:.N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79:.N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80:.N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81:.N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82:.N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83:.N8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84:.N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85:.N8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86:.N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3"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87:.N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88:.N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89:.N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90:.N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91:.N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table:formula="of:=SUM([.D92:.N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table:formula="of:=SUM([.D93:.N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table:formula="of:=SUM([.D94:.N9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formula="of:=SUM([.D95:.N9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formula="of:=SUM([.D96:.N9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formula="of:=SUM([.D97:.N97]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UmePlus P Gothic" style:font-family-asian="'UmePlus P Gothi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0">0000/00/00</text:date>, <text:time style:data-style-name="N2" text:time-value="14:06:03.95177029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20T15:13:07.295059472</dc:date>
    <meta:editing-duration>PT7H17M41S</meta:editing-duration>
    <meta:editing-cycles>16</meta:editing-cycles>
    <meta:generator>LibreOffice/6.4.7.2$Linux_X86_64 LibreOffice_project/40$Build-2</meta:generator>
    <meta:document-statistic meta:table-count="1" meta:cell-count="531" meta:object-count="0"/>
  </office:meta>
</office:document-meta>
</file>